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101.3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AU12_mean</text:p>
          </table:table-cell>
          <table:table-cell office:value-type="float" office:value="0.144872516393662" calcext:value-type="float">
            <text:p>0.144872516393662</text:p>
          </table:table-cell>
          <table:table-cell/>
          <table:table-cell office:value-type="string" calcext:value-type="string">
            <text:p>AU12_mean</text:p>
          </table:table-cell>
          <table:table-cell office:value-type="float" office:value="0.276343941688538" calcext:value-type="float">
            <text:p>0.276343941688538</text:p>
          </table:table-cell>
          <table:table-cell/>
          <table:table-cell office:value-type="string" calcext:value-type="string">
            <text:p>AU12_mean</text:p>
          </table:table-cell>
          <table:table-cell office:value-type="float" office:value="0.391811668872833" calcext:value-type="float">
            <text:p>0.391811668872833</text:p>
          </table:table-cell>
        </table:table-row>
        <table:table-row table:style-name="ro1">
          <table:table-cell office:value-type="string" calcext:value-type="string">
            <text:p>AU45_std</text:p>
          </table:table-cell>
          <table:table-cell office:value-type="float" office:value="0.0395355969667435" calcext:value-type="float">
            <text:p>0.039535596966744</text:p>
          </table:table-cell>
          <table:table-cell/>
          <table:table-cell office:value-type="string" calcext:value-type="string">
            <text:p>AU45_std</text:p>
          </table:table-cell>
          <table:table-cell office:value-type="float" office:value="0.0970654189586639" calcext:value-type="float">
            <text:p>0.097065418958664</text:p>
          </table:table-cell>
          <table:table-cell/>
          <table:table-cell office:value-type="string" calcext:value-type="string">
            <text:p>AU20_std</text:p>
          </table:table-cell>
          <table:table-cell office:value-type="float" office:value="0.091106466948986" calcext:value-type="float">
            <text:p>0.091106466948986</text:p>
          </table:table-cell>
        </table:table-row>
        <table:table-row table:style-name="ro1">
          <table:table-cell office:value-type="string" calcext:value-type="string">
            <text:p>AU20_mean</text:p>
          </table:table-cell>
          <table:table-cell office:value-type="float" office:value="0.0353971123695374" calcext:value-type="float">
            <text:p>0.035397112369537</text:p>
          </table:table-cell>
          <table:table-cell/>
          <table:table-cell office:value-type="string" calcext:value-type="string">
            <text:p>AU17_std</text:p>
          </table:table-cell>
          <table:table-cell office:value-type="float" office:value="0.0865655019879341" calcext:value-type="float">
            <text:p>0.086565501987934</text:p>
          </table:table-cell>
          <table:table-cell/>
          <table:table-cell office:value-type="string" calcext:value-type="string">
            <text:p>AU20_mean</text:p>
          </table:table-cell>
          <table:table-cell office:value-type="float" office:value="0.0741593390703201" calcext:value-type="float">
            <text:p>0.07415933907032</text:p>
          </table:table-cell>
        </table:table-row>
        <table:table-row table:style-name="ro1">
          <table:table-cell office:value-type="string" calcext:value-type="string">
            <text:p>AU17_std</text:p>
          </table:table-cell>
          <table:table-cell office:value-type="float" office:value="0.0235743410885334" calcext:value-type="float">
            <text:p>0.023574341088533</text:p>
          </table:table-cell>
          <table:table-cell/>
          <table:table-cell office:value-type="string" calcext:value-type="string">
            <text:p>AU20_mean</text:p>
          </table:table-cell>
          <table:table-cell office:value-type="float" office:value="0.0775423794984818" calcext:value-type="float">
            <text:p>0.077542379498482</text:p>
          </table:table-cell>
          <table:table-cell/>
          <table:table-cell office:value-type="string" calcext:value-type="string">
            <text:p>AU17_std</text:p>
          </table:table-cell>
          <table:table-cell office:value-type="float" office:value="0.0739478170871735" calcext:value-type="float">
            <text:p>0.073947817087174</text:p>
          </table:table-cell>
        </table:table-row>
        <table:table-row table:style-name="ro1">
          <table:table-cell office:value-type="string" calcext:value-type="string">
            <text:p>confidence_mean</text:p>
          </table:table-cell>
          <table:table-cell office:value-type="float" office:value="0.0206959284842014" calcext:value-type="float">
            <text:p>0.020695928484202</text:p>
          </table:table-cell>
          <table:table-cell/>
          <table:table-cell office:value-type="string" calcext:value-type="string">
            <text:p>confidence_mean</text:p>
          </table:table-cell>
          <table:table-cell office:value-type="float" office:value="0.0471537113189697" calcext:value-type="float">
            <text:p>0.04715371131897</text:p>
          </table:table-cell>
          <table:table-cell/>
          <table:table-cell office:value-type="string" calcext:value-type="string">
            <text:p>AU45_std</text:p>
          </table:table-cell>
          <table:table-cell office:value-type="float" office:value="0.0649241283535957" calcext:value-type="float">
            <text:p>0.064924128353596</text:p>
          </table:table-cell>
        </table:table-row>
        <table:table-row table:style-name="ro1">
          <table:table-cell office:value-type="string" calcext:value-type="string">
            <text:p>AU26_std</text:p>
          </table:table-cell>
          <table:table-cell office:value-type="float" office:value="0.0181370712816715" calcext:value-type="float">
            <text:p>0.018137071281672</text:p>
          </table:table-cell>
          <table:table-cell/>
          <table:table-cell office:value-type="string" calcext:value-type="string">
            <text:p>AU26_std</text:p>
          </table:table-cell>
          <table:table-cell office:value-type="float" office:value="0.0457190796732903" calcext:value-type="float">
            <text:p>0.04571907967329</text:p>
          </table:table-cell>
          <table:table-cell/>
          <table:table-cell office:value-type="string" calcext:value-type="string">
            <text:p>AU17_mean</text:p>
          </table:table-cell>
          <table:table-cell office:value-type="float" office:value="0.0493712835013866" calcext:value-type="float">
            <text:p>0.049371283501387</text:p>
          </table:table-cell>
        </table:table-row>
        <table:table-row table:style-name="ro1">
          <table:table-cell office:value-type="string" calcext:value-type="string">
            <text:p>AU20_std</text:p>
          </table:table-cell>
          <table:table-cell office:value-type="float" office:value="0.0158267058432102" calcext:value-type="float">
            <text:p>0.01582670584321</text:p>
          </table:table-cell>
          <table:table-cell/>
          <table:table-cell office:value-type="string" calcext:value-type="string">
            <text:p>AU20_std</text:p>
          </table:table-cell>
          <table:table-cell office:value-type="float" office:value="0.0354010798037052" calcext:value-type="float">
            <text:p>0.035401079803705</text:p>
          </table:table-cell>
          <table:table-cell/>
          <table:table-cell office:value-type="string" calcext:value-type="string">
            <text:p>AU15_std</text:p>
          </table:table-cell>
          <table:table-cell office:value-type="float" office:value="0.0486136712133884" calcext:value-type="float">
            <text:p>0.048613671213389</text:p>
          </table:table-cell>
        </table:table-row>
        <table:table-row table:style-name="ro1">
          <table:table-cell office:value-type="string" calcext:value-type="string">
            <text:p>Turns</text:p>
          </table:table-cell>
          <table:table-cell office:value-type="float" office:value="0.0132949398830533" calcext:value-type="float">
            <text:p>0.013294939883053</text:p>
          </table:table-cell>
          <table:table-cell/>
          <table:table-cell office:value-type="string" calcext:value-type="string">
            <text:p>AU25_mean</text:p>
          </table:table-cell>
          <table:table-cell office:value-type="float" office:value="0.0248220097273588" calcext:value-type="float">
            <text:p>0.024822009727359</text:p>
          </table:table-cell>
          <table:table-cell/>
          <table:table-cell office:value-type="string" calcext:value-type="string">
            <text:p>confidence_mean</text:p>
          </table:table-cell>
          <table:table-cell office:value-type="float" office:value="0.0481993481516838" calcext:value-type="float">
            <text:p>0.048199348151684</text:p>
          </table:table-cell>
        </table:table-row>
        <table:table-row table:style-name="ro1">
          <table:table-cell office:value-type="string" calcext:value-type="string">
            <text:p>AU06_mean</text:p>
          </table:table-cell>
          <table:table-cell office:value-type="float" office:value="0.0120266545563936" calcext:value-type="float">
            <text:p>0.012026654556394</text:p>
          </table:table-cell>
          <table:table-cell/>
          <table:table-cell office:value-type="string" calcext:value-type="string">
            <text:p>AU14_std</text:p>
          </table:table-cell>
          <table:table-cell office:value-type="float" office:value="0.0199927687644959" calcext:value-type="float">
            <text:p>0.019992768764496</text:p>
          </table:table-cell>
          <table:table-cell/>
          <table:table-cell office:value-type="string" calcext:value-type="string">
            <text:p>AU14_std</text:p>
          </table:table-cell>
          <table:table-cell office:value-type="float" office:value="0.0465595424175263" calcext:value-type="float">
            <text:p>0.046559542417526</text:p>
          </table:table-cell>
        </table:table-row>
        <table:table-row table:style-name="ro1">
          <table:table-cell office:value-type="string" calcext:value-type="string">
            <text:p>AU17_mean</text:p>
          </table:table-cell>
          <table:table-cell office:value-type="float" office:value="0.0103369317948818" calcext:value-type="float">
            <text:p>0.010336931794882</text:p>
          </table:table-cell>
          <table:table-cell/>
          <table:table-cell office:value-type="string" calcext:value-type="string">
            <text:p>AU15_std</text:p>
          </table:table-cell>
          <table:table-cell office:value-type="float" office:value="0.0188797041773796" calcext:value-type="float">
            <text:p>0.01887970417738</text:p>
          </table:table-cell>
          <table:table-cell/>
          <table:table-cell office:value-type="string" calcext:value-type="string">
            <text:p>AU15_mean</text:p>
          </table:table-cell>
          <table:table-cell office:value-type="float" office:value="0.0247781649231911" calcext:value-type="float">
            <text:p>0.024778164923191</text:p>
          </table:table-cell>
        </table:table-row>
        <table:table-row table:style-name="ro1">
          <table:table-cell office:value-type="string" calcext:value-type="string">
            <text:p>AU14_std</text:p>
          </table:table-cell>
          <table:table-cell office:value-type="float" office:value="0.00872645992785692" calcext:value-type="float">
            <text:p>0.008726459927857</text:p>
          </table:table-cell>
          <table:table-cell/>
          <table:table-cell office:value-type="string" calcext:value-type="string">
            <text:p>AU06_mean</text:p>
          </table:table-cell>
          <table:table-cell office:value-type="float" office:value="0.0148821901530027" calcext:value-type="float">
            <text:p>0.014882190153003</text:p>
          </table:table-cell>
          <table:table-cell/>
          <table:table-cell office:value-type="string" calcext:value-type="string">
            <text:p>AU26_std</text:p>
          </table:table-cell>
          <table:table-cell office:value-type="float" office:value="0.0214218907058239" calcext:value-type="float">
            <text:p>0.021421890705824</text:p>
          </table:table-cell>
        </table:table-row>
        <table:table-row table:style-name="ro1">
          <table:table-cell office:value-type="string" calcext:value-type="string">
            <text:p>AU01_std</text:p>
          </table:table-cell>
          <table:table-cell office:value-type="float" office:value="0.00816607661545277" calcext:value-type="float">
            <text:p>0.008166076615453</text:p>
          </table:table-cell>
          <table:table-cell/>
          <table:table-cell office:value-type="string" calcext:value-type="string">
            <text:p>AU02_mean</text:p>
          </table:table-cell>
          <table:table-cell office:value-type="float" office:value="0.0105717275291681" calcext:value-type="float">
            <text:p>0.010571727529168</text:p>
          </table:table-cell>
          <table:table-cell/>
          <table:table-cell office:value-type="string" calcext:value-type="string">
            <text:p>AU06_mean</text:p>
          </table:table-cell>
          <table:table-cell office:value-type="float" office:value="0.0198875479400158" calcext:value-type="float">
            <text:p>0.019887547940016</text:p>
          </table:table-cell>
        </table:table-row>
        <table:table-row table:style-name="ro1">
          <table:table-cell office:value-type="string" calcext:value-type="string">
            <text:p>AU07_mean</text:p>
          </table:table-cell>
          <table:table-cell office:value-type="float" office:value="0.00758596882224083" calcext:value-type="float">
            <text:p>0.007585968822241</text:p>
          </table:table-cell>
          <table:table-cell/>
          <table:table-cell office:value-type="string" calcext:value-type="string">
            <text:p>AU07_mean</text:p>
          </table:table-cell>
          <table:table-cell office:value-type="float" office:value="0.00894874706864357" calcext:value-type="float">
            <text:p>0.008948747068644</text:p>
          </table:table-cell>
          <table:table-cell/>
          <table:table-cell office:value-type="string" calcext:value-type="string">
            <text:p>Turns</text:p>
          </table:table-cell>
          <table:table-cell office:value-type="float" office:value="0.0158372893929482" calcext:value-type="float">
            <text:p>0.015837289392948</text:p>
          </table:table-cell>
        </table:table-row>
        <table:table-row table:style-name="ro1">
          <table:table-cell office:value-type="string" calcext:value-type="string">
            <text:p>AU02_mean</text:p>
          </table:table-cell>
          <table:table-cell office:value-type="float" office:value="0.00707665784284473" calcext:value-type="float">
            <text:p>0.007076657842845</text:p>
          </table:table-cell>
          <table:table-cell/>
          <table:table-cell office:value-type="string" calcext:value-type="string">
            <text:p>AU17_mean</text:p>
          </table:table-cell>
          <table:table-cell office:value-type="float" office:value="0.00831704400479794" calcext:value-type="float">
            <text:p>0.008317044004798</text:p>
          </table:table-cell>
          <table:table-cell/>
          <table:table-cell office:value-type="string" calcext:value-type="string">
            <text:p>AU10_std</text:p>
          </table:table-cell>
          <table:table-cell office:value-type="float" office:value="0.0127867953851819" calcext:value-type="float">
            <text:p>0.012786795385182</text:p>
          </table:table-cell>
        </table:table-row>
        <table:table-row table:style-name="ro1">
          <table:table-cell office:value-type="string" calcext:value-type="string">
            <text:p>AU25_mean</text:p>
          </table:table-cell>
          <table:table-cell office:value-type="float" office:value="0.00706499721854925" calcext:value-type="float">
            <text:p>0.007064997218549</text:p>
          </table:table-cell>
          <table:table-cell/>
          <table:table-cell office:value-type="string" calcext:value-type="string">
            <text:p>AU04_mean</text:p>
          </table:table-cell>
          <table:table-cell office:value-type="float" office:value="0.00746676046401262" calcext:value-type="float">
            <text:p>0.007466760464013</text:p>
          </table:table-cell>
          <table:table-cell/>
          <table:table-cell office:value-type="string" calcext:value-type="string">
            <text:p>AU02_mean</text:p>
          </table:table-cell>
          <table:table-cell office:value-type="float" office:value="0.0112205650657415" calcext:value-type="float">
            <text:p>0.011220565065742</text:p>
          </table:table-cell>
        </table:table-row>
        <table:table-row table:style-name="ro1">
          <table:table-cell office:value-type="string" calcext:value-type="string">
            <text:p>AU15_std</text:p>
          </table:table-cell>
          <table:table-cell office:value-type="float" office:value="0.00356910470873117" calcext:value-type="float">
            <text:p>0.003569104708731</text:p>
          </table:table-cell>
          <table:table-cell/>
          <table:table-cell office:value-type="string" calcext:value-type="string">
            <text:p>Turns</text:p>
          </table:table-cell>
          <table:table-cell office:value-type="float" office:value="0.00736810313537717" calcext:value-type="float">
            <text:p>0.007368103135377</text:p>
          </table:table-cell>
          <table:table-cell/>
          <table:table-cell office:value-type="string" calcext:value-type="string">
            <text:p>AU07_mean</text:p>
          </table:table-cell>
          <table:table-cell office:value-type="float" office:value="0.0081260297447443" calcext:value-type="float">
            <text:p>0.008126029744744</text:p>
          </table:table-cell>
        </table:table-row>
        <table:table-row table:style-name="ro1">
          <table:table-cell office:value-type="string" calcext:value-type="string">
            <text:p>AU04_mean</text:p>
          </table:table-cell>
          <table:table-cell office:value-type="float" office:value="0.0032034432515502" calcext:value-type="float">
            <text:p>0.00320344325155</text:p>
          </table:table-cell>
          <table:table-cell/>
          <table:table-cell office:value-type="string" calcext:value-type="string">
            <text:p>AU01_std</text:p>
          </table:table-cell>
          <table:table-cell office:value-type="float" office:value="0.00594205595552921" calcext:value-type="float">
            <text:p>0.005942055955529</text:p>
          </table:table-cell>
          <table:table-cell/>
          <table:table-cell office:value-type="string" calcext:value-type="string">
            <text:p>AU04_mean</text:p>
          </table:table-cell>
          <table:table-cell office:value-type="float" office:value="0.00539916660636663" calcext:value-type="float">
            <text:p>0.005399166606367</text:p>
          </table:table-cell>
        </table:table-row>
        <table:table-row table:style-name="ro1">
          <table:table-cell office:value-type="string" calcext:value-type="string">
            <text:p>AU05_mean</text:p>
          </table:table-cell>
          <table:table-cell office:value-type="float" office:value="0.000888897571712732" calcext:value-type="float">
            <text:p>0.000888897571713</text:p>
          </table:table-cell>
          <table:table-cell/>
          <table:table-cell office:value-type="string" calcext:value-type="string">
            <text:p>confidence_std</text:p>
          </table:table-cell>
          <table:table-cell office:value-type="float" office:value="0.00231791846454144" calcext:value-type="float">
            <text:p>0.002317918464541</text:p>
          </table:table-cell>
          <table:table-cell/>
          <table:table-cell office:value-type="string" calcext:value-type="string">
            <text:p>confidence_std</text:p>
          </table:table-cell>
          <table:table-cell office:value-type="float" office:value="0.00537765026092529" calcext:value-type="float">
            <text:p>0.005377650260925</text:p>
          </table:table-cell>
        </table:table-row>
        <table:table-row table:style-name="ro1">
          <table:table-cell office:value-type="string" calcext:value-type="string">
            <text:p>AU06_std</text:p>
          </table:table-cell>
          <table:table-cell office:value-type="float" office:value="0.000694921473041177" calcext:value-type="float">
            <text:p>0.000694921473041</text:p>
          </table:table-cell>
          <table:table-cell/>
          <table:table-cell office:value-type="string" calcext:value-type="string">
            <text:p>AU06_std</text:p>
          </table:table-cell>
          <table:table-cell office:value-type="float" office:value="-0.000652777962386608" calcext:value-type="float">
            <text:p>-0.000652777962387</text:p>
          </table:table-cell>
          <table:table-cell/>
          <table:table-cell office:value-type="string" calcext:value-type="string">
            <text:p>AU25_mean</text:p>
          </table:table-cell>
          <table:table-cell office:value-type="float" office:value="0.00235687685199082" calcext:value-type="float">
            <text:p>0.002356876851991</text:p>
          </table:table-cell>
        </table:table-row>
        <table:table-row table:style-name="ro1">
          <table:table-cell office:value-type="string" calcext:value-type="string">
            <text:p>confidence_std</text:p>
          </table:table-cell>
          <table:table-cell office:value-type="float" office:value="0.000318845792207867" calcext:value-type="float">
            <text:p>0.000318845792208</text:p>
          </table:table-cell>
          <table:table-cell/>
          <table:table-cell office:value-type="string" calcext:value-type="string">
            <text:p>AU09_mean</text:p>
          </table:table-cell>
          <table:table-cell office:value-type="float" office:value="-0.00506197474896908" calcext:value-type="float">
            <text:p>-0.005061974748969</text:p>
          </table:table-cell>
          <table:table-cell/>
          <table:table-cell office:value-type="string" calcext:value-type="string">
            <text:p>AU05_mean</text:p>
          </table:table-cell>
          <table:table-cell office:value-type="float" office:value="0.00108496460597962" calcext:value-type="float">
            <text:p>0.00108496460598</text:p>
          </table:table-cell>
        </table:table-row>
        <table:table-row table:style-name="ro1">
          <table:table-cell office:value-type="string" calcext:value-type="string">
            <text:p>AU10_std</text:p>
          </table:table-cell>
          <table:table-cell office:value-type="float" office:value="-0.000378703523892909" calcext:value-type="float">
            <text:p>-0.000378703523893</text:p>
          </table:table-cell>
          <table:table-cell/>
          <table:table-cell office:value-type="string" calcext:value-type="string">
            <text:p>AU10_std</text:p>
          </table:table-cell>
          <table:table-cell office:value-type="float" office:value="-0.00578215438872576" calcext:value-type="float">
            <text:p>-0.005782154388726</text:p>
          </table:table-cell>
          <table:table-cell/>
          <table:table-cell office:value-type="string" calcext:value-type="string">
            <text:p>AU01_std</text:p>
          </table:table-cell>
          <table:table-cell office:value-type="float" office:value="0.00037015916313976" calcext:value-type="float">
            <text:p>0.00037015916314</text:p>
          </table:table-cell>
        </table:table-row>
        <table:table-row table:style-name="ro1">
          <table:table-cell office:value-type="string" calcext:value-type="string">
            <text:p>AU09_mean</text:p>
          </table:table-cell>
          <table:table-cell office:value-type="float" office:value="-0.00350239407271147" calcext:value-type="float">
            <text:p>-0.003502394072711</text:p>
          </table:table-cell>
          <table:table-cell/>
          <table:table-cell office:value-type="string" calcext:value-type="string">
            <text:p>AU05_mean</text:p>
          </table:table-cell>
          <table:table-cell office:value-type="float" office:value="-0.00611522980034351" calcext:value-type="float">
            <text:p>-0.006115229800344</text:p>
          </table:table-cell>
          <table:table-cell/>
          <table:table-cell office:value-type="string" calcext:value-type="string">
            <text:p>AU06_std</text:p>
          </table:table-cell>
          <table:table-cell office:value-type="float" office:value="-0.000509175355546176" calcext:value-type="float">
            <text:p>-0.000509175355546</text:p>
          </table:table-cell>
        </table:table-row>
        <table:table-row table:style-name="ro1">
          <table:table-cell office:value-type="string" calcext:value-type="string">
            <text:p>AU45_mean</text:p>
          </table:table-cell>
          <table:table-cell office:value-type="float" office:value="-0.00366874621249735" calcext:value-type="float">
            <text:p>-0.003668746212497</text:p>
          </table:table-cell>
          <table:table-cell/>
          <table:table-cell office:value-type="string" calcext:value-type="string">
            <text:p>AU15_mean</text:p>
          </table:table-cell>
          <table:table-cell office:value-type="float" office:value="-0.0069198259152472" calcext:value-type="float">
            <text:p>-0.006919825915247</text:p>
          </table:table-cell>
          <table:table-cell/>
          <table:table-cell office:value-type="string" calcext:value-type="string">
            <text:p>AU02_std</text:p>
          </table:table-cell>
          <table:table-cell office:value-type="float" office:value="-0.00158269726671278" calcext:value-type="float">
            <text:p>-0.001582697266713</text:p>
          </table:table-cell>
        </table:table-row>
        <table:table-row table:style-name="ro1">
          <table:table-cell office:value-type="string" calcext:value-type="string">
            <text:p>AU04_std</text:p>
          </table:table-cell>
          <table:table-cell office:value-type="float" office:value="-0.00398127967491746" calcext:value-type="float">
            <text:p>-0.003981279674917</text:p>
          </table:table-cell>
          <table:table-cell/>
          <table:table-cell office:value-type="string" calcext:value-type="string">
            <text:p>AU09_std</text:p>
          </table:table-cell>
          <table:table-cell office:value-type="float" office:value="-0.0116017628461123" calcext:value-type="float">
            <text:p>-0.011601762846112</text:p>
          </table:table-cell>
          <table:table-cell/>
          <table:table-cell office:value-type="string" calcext:value-type="string">
            <text:p>AU09_mean</text:p>
          </table:table-cell>
          <table:table-cell office:value-type="float" office:value="-0.00304279662668705" calcext:value-type="float">
            <text:p>-0.003042796626687</text:p>
          </table:table-cell>
        </table:table-row>
        <table:table-row table:style-name="ro1">
          <table:table-cell office:value-type="string" calcext:value-type="string">
            <text:p>AU10_mean</text:p>
          </table:table-cell>
          <table:table-cell office:value-type="float" office:value="-0.00847816187888384" calcext:value-type="float">
            <text:p>-0.008478161878884</text:p>
          </table:table-cell>
          <table:table-cell/>
          <table:table-cell office:value-type="string" calcext:value-type="string">
            <text:p>AU10_mean</text:p>
          </table:table-cell>
          <table:table-cell office:value-type="float" office:value="-0.0118346773087978" calcext:value-type="float">
            <text:p>-0.011834677308798</text:p>
          </table:table-cell>
          <table:table-cell/>
          <table:table-cell office:value-type="string" calcext:value-type="string">
            <text:p>AU45_mean</text:p>
          </table:table-cell>
          <table:table-cell office:value-type="float" office:value="-0.0075474213808775" calcext:value-type="float">
            <text:p>-0.007547421380878</text:p>
          </table:table-cell>
        </table:table-row>
        <table:table-row table:style-name="ro1">
          <table:table-cell office:value-type="string" calcext:value-type="string">
            <text:p>AU09_std</text:p>
          </table:table-cell>
          <table:table-cell office:value-type="float" office:value="-0.00934748537838459" calcext:value-type="float">
            <text:p>-0.009347485378385</text:p>
          </table:table-cell>
          <table:table-cell/>
          <table:table-cell office:value-type="string" calcext:value-type="string">
            <text:p>AU04_std</text:p>
          </table:table-cell>
          <table:table-cell office:value-type="float" office:value="-0.0124422730877996" calcext:value-type="float">
            <text:p>-0.0124422730878</text:p>
          </table:table-cell>
          <table:table-cell/>
          <table:table-cell office:value-type="string" calcext:value-type="string">
            <text:p>AU05_std</text:p>
          </table:table-cell>
          <table:table-cell office:value-type="float" office:value="-0.00782719627022743" calcext:value-type="float">
            <text:p>-0.007827196270227</text:p>
          </table:table-cell>
        </table:table-row>
        <table:table-row table:style-name="ro1">
          <table:table-cell office:value-type="string" calcext:value-type="string">
            <text:p>AU01_mean</text:p>
          </table:table-cell>
          <table:table-cell office:value-type="float" office:value="-0.0105595774948597" calcext:value-type="float">
            <text:p>-0.01055957749486</text:p>
          </table:table-cell>
          <table:table-cell/>
          <table:table-cell office:value-type="string" calcext:value-type="string">
            <text:p>AU01_mean</text:p>
          </table:table-cell>
          <table:table-cell office:value-type="float" office:value="-0.0167472083121538" calcext:value-type="float">
            <text:p>-0.016747208312154</text:p>
          </table:table-cell>
          <table:table-cell/>
          <table:table-cell office:value-type="string" calcext:value-type="string">
            <text:p>AU14_mean</text:p>
          </table:table-cell>
          <table:table-cell office:value-type="float" office:value="-0.00964455213397741" calcext:value-type="float">
            <text:p>-0.009644552133977</text:p>
          </table:table-cell>
        </table:table-row>
        <table:table-row table:style-name="ro1">
          <table:table-cell office:value-type="string" calcext:value-type="string">
            <text:p>AU15_mean</text:p>
          </table:table-cell>
          <table:table-cell office:value-type="float" office:value="-0.0118785724043846" calcext:value-type="float">
            <text:p>-0.011878572404385</text:p>
          </table:table-cell>
          <table:table-cell/>
          <table:table-cell office:value-type="string" calcext:value-type="string">
            <text:p>AU02_std</text:p>
          </table:table-cell>
          <table:table-cell office:value-type="float" office:value="-0.0215622968971729" calcext:value-type="float">
            <text:p>-0.021562296897173</text:p>
          </table:table-cell>
          <table:table-cell/>
          <table:table-cell office:value-type="string" calcext:value-type="string">
            <text:p>AU09_std</text:p>
          </table:table-cell>
          <table:table-cell office:value-type="float" office:value="-0.010942111723125" calcext:value-type="float">
            <text:p>-0.010942111723125</text:p>
          </table:table-cell>
        </table:table-row>
        <table:table-row table:style-name="ro1">
          <table:table-cell office:value-type="string" calcext:value-type="string">
            <text:p>AU12_std</text:p>
          </table:table-cell>
          <table:table-cell office:value-type="float" office:value="-0.0141081186011434" calcext:value-type="float">
            <text:p>-0.014108118601143</text:p>
          </table:table-cell>
          <table:table-cell/>
          <table:table-cell office:value-type="string" calcext:value-type="string">
            <text:p>AU45_mean</text:p>
          </table:table-cell>
          <table:table-cell office:value-type="float" office:value="-0.0229620411992073" calcext:value-type="float">
            <text:p>-0.022962041199207</text:p>
          </table:table-cell>
          <table:table-cell/>
          <table:table-cell office:value-type="string" calcext:value-type="string">
            <text:p>AU10_mean</text:p>
          </table:table-cell>
          <table:table-cell office:value-type="float" office:value="-0.0115369614213705" calcext:value-type="float">
            <text:p>-0.011536961421371</text:p>
          </table:table-cell>
        </table:table-row>
        <table:table-row table:style-name="ro1">
          <table:table-cell office:value-type="string" calcext:value-type="string">
            <text:p>AU02_std</text:p>
          </table:table-cell>
          <table:table-cell office:value-type="float" office:value="-0.0176982469856739" calcext:value-type="float">
            <text:p>-0.017698246985674</text:p>
          </table:table-cell>
          <table:table-cell/>
          <table:table-cell office:value-type="string" calcext:value-type="string">
            <text:p>AU14_mean</text:p>
          </table:table-cell>
          <table:table-cell office:value-type="float" office:value="-0.0243293307721615" calcext:value-type="float">
            <text:p>-0.024329330772162</text:p>
          </table:table-cell>
          <table:table-cell/>
          <table:table-cell office:value-type="string" calcext:value-type="string">
            <text:p>AU04_std</text:p>
          </table:table-cell>
          <table:table-cell office:value-type="float" office:value="-0.013453146442771" calcext:value-type="float">
            <text:p>-0.013453146442771</text:p>
          </table:table-cell>
        </table:table-row>
        <table:table-row table:style-name="ro1">
          <table:table-cell office:value-type="string" calcext:value-type="string">
            <text:p>AU05_std</text:p>
          </table:table-cell>
          <table:table-cell office:value-type="float" office:value="-0.0181719083338976" calcext:value-type="float">
            <text:p>-0.018171908333898</text:p>
          </table:table-cell>
          <table:table-cell/>
          <table:table-cell office:value-type="string" calcext:value-type="string">
            <text:p>AU07_std</text:p>
          </table:table-cell>
          <table:table-cell office:value-type="float" office:value="-0.0275835394859314" calcext:value-type="float">
            <text:p>-0.027583539485931</text:p>
          </table:table-cell>
          <table:table-cell/>
          <table:table-cell office:value-type="string" calcext:value-type="string">
            <text:p>AU12_std</text:p>
          </table:table-cell>
          <table:table-cell office:value-type="float" office:value="-0.021022317931056" calcext:value-type="float">
            <text:p>-0.021022317931056</text:p>
          </table:table-cell>
        </table:table-row>
        <table:table-row table:style-name="ro1">
          <table:table-cell office:value-type="string" calcext:value-type="string">
            <text:p>AU23_std</text:p>
          </table:table-cell>
          <table:table-cell office:value-type="float" office:value="-0.0234551653265953" calcext:value-type="float">
            <text:p>-0.023455165326595</text:p>
          </table:table-cell>
          <table:table-cell/>
          <table:table-cell office:value-type="string" calcext:value-type="string">
            <text:p>AU05_std</text:p>
          </table:table-cell>
          <table:table-cell office:value-type="float" office:value="-0.0291740316897631" calcext:value-type="float">
            <text:p>-0.029174031689763</text:p>
          </table:table-cell>
          <table:table-cell/>
          <table:table-cell office:value-type="string" calcext:value-type="string">
            <text:p>AU07_std</text:p>
          </table:table-cell>
          <table:table-cell office:value-type="float" office:value="-0.0217452775686979" calcext:value-type="float">
            <text:p>-0.021745277568698</text:p>
          </table:table-cell>
        </table:table-row>
        <table:table-row table:style-name="ro1">
          <table:table-cell office:value-type="string" calcext:value-type="string">
            <text:p>AU07_std</text:p>
          </table:table-cell>
          <table:table-cell office:value-type="float" office:value="-0.0247450470924377" calcext:value-type="float">
            <text:p>-0.024745047092438</text:p>
          </table:table-cell>
          <table:table-cell/>
          <table:table-cell office:value-type="string" calcext:value-type="string">
            <text:p>AU12_std</text:p>
          </table:table-cell>
          <table:table-cell office:value-type="float" office:value="-0.033255398273468" calcext:value-type="float">
            <text:p>-0.033255398273468</text:p>
          </table:table-cell>
          <table:table-cell/>
          <table:table-cell office:value-type="string" calcext:value-type="string">
            <text:p>AU01_mean</text:p>
          </table:table-cell>
          <table:table-cell office:value-type="float" office:value="-0.0219059456139803" calcext:value-type="float">
            <text:p>-0.02190594561398</text:p>
          </table:table-cell>
        </table:table-row>
        <table:table-row table:style-name="ro1">
          <table:table-cell office:value-type="string" calcext:value-type="string">
            <text:p>AU14_mean</text:p>
          </table:table-cell>
          <table:table-cell office:value-type="float" office:value="-0.0297985151410103" calcext:value-type="float">
            <text:p>-0.02979851514101</text:p>
          </table:table-cell>
          <table:table-cell/>
          <table:table-cell office:value-type="string" calcext:value-type="string">
            <text:p>AU23_std</text:p>
          </table:table-cell>
          <table:table-cell office:value-type="float" office:value="-0.0668585896492004" calcext:value-type="float">
            <text:p>-0.066858589649201</text:p>
          </table:table-cell>
          <table:table-cell/>
          <table:table-cell office:value-type="string" calcext:value-type="string">
            <text:p>AU23_std</text:p>
          </table:table-cell>
          <table:table-cell office:value-type="float" office:value="-0.0570518374443054" calcext:value-type="float">
            <text:p>-0.057051837444306</text:p>
          </table:table-cell>
        </table:table-row>
        <table:table-row table:style-name="ro1">
          <table:table-cell office:value-type="string" calcext:value-type="string">
            <text:p>AU25_std</text:p>
          </table:table-cell>
          <table:table-cell office:value-type="float" office:value="-0.0448311641812325" calcext:value-type="float">
            <text:p>-0.044831164181233</text:p>
          </table:table-cell>
          <table:table-cell/>
          <table:table-cell office:value-type="string" calcext:value-type="string">
            <text:p>AU25_std</text:p>
          </table:table-cell>
          <table:table-cell office:value-type="float" office:value="-0.0859180092811585" calcext:value-type="float">
            <text:p>-0.085918009281159</text:p>
          </table:table-cell>
          <table:table-cell/>
          <table:table-cell office:value-type="string" calcext:value-type="string">
            <text:p>AU25_std</text:p>
          </table:table-cell>
          <table:table-cell office:value-type="float" office:value="-0.0703730806708336" calcext:value-type="float">
            <text:p>-0.070373080670834</text:p>
          </table:table-cell>
        </table:table-row>
        <table:table-row table:style-name="ro1">
          <table:table-cell office:value-type="string" calcext:value-type="string">
            <text:p>AU23_mean</text:p>
          </table:table-cell>
          <table:table-cell office:value-type="float" office:value="-0.0454965010285378" calcext:value-type="float">
            <text:p>-0.045496501028538</text:p>
          </table:table-cell>
          <table:table-cell/>
          <table:table-cell office:value-type="string" calcext:value-type="string">
            <text:p>AU23_mean</text:p>
          </table:table-cell>
          <table:table-cell office:value-type="float" office:value="-0.111381217837334" calcext:value-type="float">
            <text:p>-0.111381217837334</text:p>
          </table:table-cell>
          <table:table-cell/>
          <table:table-cell office:value-type="string" calcext:value-type="string">
            <text:p>AU23_mean</text:p>
          </table:table-cell>
          <table:table-cell office:value-type="float" office:value="-0.0793825313448906" calcext:value-type="float">
            <text:p>-0.079382531344891</text:p>
          </table:table-cell>
        </table:table-row>
        <table:table-row table:style-name="ro1">
          <table:table-cell office:value-type="string" calcext:value-type="string">
            <text:p>AU26_mean</text:p>
          </table:table-cell>
          <table:table-cell office:value-type="float" office:value="-0.0691920220851898" calcext:value-type="float">
            <text:p>-0.06919202208519</text:p>
          </table:table-cell>
          <table:table-cell/>
          <table:table-cell office:value-type="string" calcext:value-type="string">
            <text:p>AU26_mean</text:p>
          </table:table-cell>
          <table:table-cell office:value-type="float" office:value="-0.145779550075531" calcext:value-type="float">
            <text:p>-0.145779550075531</text:p>
          </table:table-cell>
          <table:table-cell/>
          <table:table-cell office:value-type="string" calcext:value-type="string">
            <text:p>AU26_mean</text:p>
          </table:table-cell>
          <table:table-cell office:value-type="float" office:value="-0.16437178850174" calcext:value-type="float">
            <text:p>-0.16437178850174</text:p>
          </table:table-cell>
        </table:table-row>
      </table:table>
      <table:named-expressions/>
      <table:database-ranges>
        <table:database-range table:name="__Anonymous_Sheet_DB__0" table:target-range-address="Sheet1.G1:Sheet1.H104857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03:09:20.001681244</meta:creation-date>
    <dc:date>2019-10-24T07:50:00.647128451</dc:date>
    <meta:editing-duration>PT9S</meta:editing-duration>
    <meta:editing-cycles>1</meta:editing-cycles>
    <meta:document-statistic meta:table-count="1" meta:cell-count="222" meta:object-count="0"/>
    <meta:generator>LibreOffice/6.0.7.3$Linux_X86_64 LibreOffice_project/00m0$Build-3</meta:generator>
  </office:meta>
</office:document-meta>
</file>